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8b19" officeooo:paragraph-rsid="00158b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11</text:p>
      <text:p text:style-name="P1">Юнусов Шахзадбек Шермухамедович</text:p>
      <text:p text:style-name="Standard"/>
      <text:p text:style-name="Standard">## Цель Работы</text:p>
      <text:p text:style-name="Standard"/>
      <text:p text:style-name="Standard">Изучить основы программирования в оболочке ОС UNIX/Linux. Научиться пи-сать небольшие командные файлы.</text:p>
      <text:p text:style-name="Standard"/>
      <text:p text:style-name="Standard">## Выполнение Работы</text:p>
      <text:p text:style-name="Standard"/>
      <text:p text:style-name="Standard">1.Написал скрипт, который при запуске будет делать резервную копию самого себя (то есть файла, в котором содержится его исходный код) в другую директорию backup в моём домашнем каталоге. При этом заархивировал файл архиватором tar. Способ использования команд архивации узнал, изучив справку.</text:p>
      <text:p text:style-name="Standard">2.Написал пример командного файла, обрабатывающего любое произвольноечисло аргументов командной строки, в том числе превышающее десять</text:p>
      <text:p text:style-name="Standard">3.Написал командный файл — аналог командыls(без использования самой этой команды и команды dir).</text:p>
      <text:p text:style-name="Standard">4.Написал командный файл, который получает в качестве аргумента командной строки формат файла (.txt,.doc,.jpg,.pdfи т.д.) и вычисляет количество таких файлов в указанной директории. Путь к директории также передаётся ввиде аргумента командной строки.</text:p>
      <text:p text:style-name="Standard"/>
      <text:p text:style-name="Standard">## Вывод</text:p>
      <text:p text:style-name="Standard"/>
      <text:p text:style-name="Standard">Изучил основы программирования в оболочке ОС UNIX/Linux. Научиться пи-сать небольшие командные файлы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29T19:41:11.508662232</meta:creation-date>
    <dc:date>2021-05-29T19:43:21.103008008</dc:date>
    <meta:editing-duration>PT17S</meta:editing-duration>
    <meta:editing-cycles>1</meta:editing-cycles>
    <meta:document-statistic meta:table-count="0" meta:image-count="0" meta:object-count="0" meta:page-count="1" meta:paragraph-count="11" meta:word-count="137" meta:character-count="1070" meta:non-whitespace-character-count="943"/>
    <meta:generator>LibreOffice/7.1.3.2$Linux_X86_64 LibreOffice_project/47f78053abe362b9384784d31a6e56f8511eb1c1</meta:generator>
  </office:meta>
</office:document-meta>
</file>